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2pt" officeooo:rsid="00168d5a" officeooo:paragraph-rsid="00168d5a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" fo:font-size="12pt" officeooo:rsid="001877b7" officeooo:paragraph-rsid="0019e076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weight="normal" officeooo:paragraph-rsid="0019e076" style:font-weight-asian="normal" style:font-weight-complex="normal"/>
    </style:style>
    <style:style style:name="T1" style:family="text">
      <style:text-properties officeooo:rsid="00168d5a"/>
    </style:style>
    <style:style style:name="T2" style:family="text">
      <style:text-properties fo:font-variant="normal" fo:text-transform="none" fo:color="#000000" style:font-name="Arial1" fo:letter-spacing="normal" fo:font-style="normal" fo:font-weight="bold" officeooo:rsid="00168d5a" style:font-weight-asian="bold" style:font-weight-complex="bold"/>
    </style:style>
    <style:style style:name="T3" style:family="text">
      <style:text-properties fo:font-variant="normal" fo:text-transform="none" fo:color="#000000" style:font-name="Arial1" fo:letter-spacing="normal" fo:font-style="normal" officeooo:rsid="00168d5a"/>
    </style:style>
    <style:style style:name="T4" style:family="text">
      <style:text-properties fo:font-variant="normal" fo:text-transform="none" fo:color="#000000" style:font-name="Arial1" fo:font-size="12pt" fo:letter-spacing="normal" fo:font-style="normal" fo:font-weight="normal" officeooo:rsid="0019e076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1" fo:font-size="12pt" fo:letter-spacing="normal" fo:font-style="normal" fo:font-weight="normal" officeooo:rsid="001877b7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1" fo:font-size="12pt" fo:letter-spacing="normal" fo:font-style="normal" fo:font-weight="bold" officeooo:rsid="001877b7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1" fo:font-size="12pt" fo:letter-spacing="normal" fo:font-style="normal" fo:font-weight="bold" officeooo:rsid="0019e076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1" fo:font-size="12pt" fo:letter-spacing="normal" fo:font-style="normal" officeooo:rsid="001877b7" style:font-size-asian="12pt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officeooo:rsid="0019e076" style:font-size-asian="12pt" style:font-size-complex="12pt"/>
    </style:style>
    <style:style style:name="T10" style:family="text">
      <style:text-properties fo:font-variant="normal" fo:text-transform="none" fo:color="#000000" fo:letter-spacing="normal" fo:font-style="normal" officeooo:rsid="00168d5a"/>
    </style:style>
    <style:style style:name="T11" style:family="text">
      <style:text-properties fo:font-variant="normal" fo:text-transform="none" fo:color="#000000" fo:font-size="12pt" fo:letter-spacing="normal" fo:font-style="normal" officeooo:rsid="001877b7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officeooo:rsid="0019e076" style:font-size-asian="12pt" style:font-size-complex="12pt"/>
    </style:style>
    <style:style style:name="T13" style:family="text">
      <style:text-properties officeooo:rsid="00187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594760096976_89"/>Atividade PARTE 02 de <text:span text:style-name="T1">“O EXPERIMENTO DE MILGRAM”</text:span></text:h>
      <text:p text:style-name="P2"/>
      <text:p text:style-name="P5"><text:span text:style-name="T10">2) </text:span><text:span text:style-name="T1">Personalidade agente: Não teria como uma pessoa saber como reagiria em determinada situação e o que poderia ou não fazer em determinada situação. </text:span><text:span text:style-name="T13">No filme os participantes não teriam como saber caso eles soubessem a verdade sobre o experimento, teriam ou não aplicado os choques no “aluno”. E tendo o resultado do experimento, grande parte dos participantes continuaram a aplicar os choques até o final. </text:span><text:span text:style-name="T1">O termo “Personalidade agente” pode ser relacionado </text:span><text:span text:style-name="T13">a agir</text:span><text:span text:style-name="T1"> de forma perversa </text:span><text:span text:style-name="T13">dessa forma.</text:span></text:p>
      <text:p text:style-name="P6"><text:span text:style-name="T11">3</text:span><text:span text:style-name="T12">)</text:span><text:span text:style-name="T11"> </text:span><text:span text:style-name="T12">Como visto no filme, a esposa de Milgram não teria como saber como ela iria se comportar quando seu marido morresse. Ou seja, não tem como ninguém saber como reagir se um ente querido morresse.</text:span></text:p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8:34:59.267000000</meta:creation-date>
    <dc:date>2020-07-14T19:06:12.732000000</dc:date>
    <meta:editing-duration>PT7M2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3" meta:word-count="124" meta:character-count="740" meta:non-whitespace-character-count="619"/>
  </office:meta>
</office:document-meta>
</file>